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color="#c0c0c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svg:stroke-color="#b3b3b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fill-color="#00ae00" draw:textarea-horizontal-align="justify" draw:textarea-vertical-align="middle" draw:auto-grow-height="false" fo:min-height="0.71cm" fo:min-width="1.42cm"/>
    </style:style>
    <style:style style:name="gr10" style:family="graphic" style:parent-style-name="objectwithoutfill">
      <style:graphic-properties svg:stroke-color="#e6ff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23ff23" draw:marker-end="Arrow" draw:marker-end-width="0.3cm" draw:fill="none" draw:textarea-vertical-align="middle"/>
    </style:style>
    <style:style style:name="gr12" style:family="graphic" style:parent-style-name="standard">
      <style:graphic-properties draw:fill-color="#e6ff00" draw:textarea-horizontal-align="justify" draw:textarea-vertical-align="middle" draw:auto-grow-height="false" fo:min-height="0.651cm" fo:min-width="1.42cm"/>
    </style:style>
    <style:style style:name="gr13" style:family="graphic" style:parent-style-name="standard">
      <style:graphic-properties draw:fill-color="#3deb3d" draw:textarea-horizontal-align="justify" draw:textarea-vertical-align="middle" draw:auto-grow-height="false" fo:min-height="0.71cm" fo:min-width="1.42cm"/>
    </style:style>
    <style:style style:name="gr14" style:family="graphic" style:parent-style-name="standard">
      <style:graphic-properties draw:fill-color="#94bd5e" draw:textarea-horizontal-align="justify" draw:textarea-vertical-align="middle" draw:auto-grow-height="false" fo:min-height="0.6cm" fo:min-width="1.42cm"/>
    </style:style>
    <style:style style:name="gr15" style:family="graphic" style:parent-style-name="standard">
      <style:graphic-properties svg:stroke-color="#7da647" draw:fill-color="#94bd5e" draw:textarea-horizontal-align="justify" draw:textarea-vertical-align="middle" draw:auto-grow-height="false" fo:min-height="1.025cm" fo:min-width="0.6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-color="#00ae00"/>
      <style:paragraph-properties fo:text-align="center"/>
    </style:style>
    <style:style style:name="P6" style:family="paragraph">
      <loext:graphic-properties draw:fill-color="#e6ff00"/>
      <style:paragraph-properties fo:text-align="center"/>
    </style:style>
    <style:style style:name="P7" style:family="paragraph">
      <loext:graphic-properties draw:fill-color="#3deb3d"/>
      <style:paragraph-properties fo:text-align="center"/>
    </style:style>
    <style:style style:name="P8" style:family="paragraph">
      <loext:graphic-properties draw:fill-color="#94bd5e"/>
      <style:paragraph-properties fo:text-align="center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37cm" svg:y1="9.89cm" svg:x2="14.97cm" svg:y2="13.573cm">
          <text:p/>
        </draw:line>
        <draw:line draw:style-name="gr1" draw:text-style-name="P1" draw:layer="layout" svg:x1="8.838cm" svg:y1="5.891cm" svg:x2="18.871cm" svg:y2="9.574cm">
          <text:p/>
        </draw:line>
        <draw:line draw:style-name="gr1" draw:text-style-name="P1" draw:layer="layout" svg:x1="14.97cm" svg:y1="13.573cm" svg:x2="18.907cm" svg:y2="9.636cm">
          <text:p/>
        </draw:line>
        <draw:line draw:style-name="gr1" draw:text-style-name="P1" draw:layer="layout" svg:x1="4.871cm" svg:y1="9.874cm" svg:x2="8.808cm" svg:y2="5.937cm">
          <text:p/>
        </draw:line>
        <draw:line draw:style-name="gr1" draw:text-style-name="P1" draw:layer="layout" svg:x1="6.872cm" svg:y1="10.575cm" svg:x2="10.809cm" svg:y2="6.638cm">
          <text:p/>
        </draw:line>
        <draw:line draw:style-name="gr1" draw:text-style-name="P1" draw:layer="layout" svg:x1="8.873cm" svg:y1="11.276cm" svg:x2="12.81cm" svg:y2="7.339cm">
          <text:p/>
        </draw:line>
        <draw:line draw:style-name="gr1" draw:text-style-name="P1" draw:layer="layout" svg:x1="10.874cm" svg:y1="11.977cm" svg:x2="14.811cm" svg:y2="8.04cm">
          <text:p/>
        </draw:line>
        <draw:line draw:style-name="gr1" draw:text-style-name="P1" draw:layer="layout" svg:x1="12.875cm" svg:y1="12.678cm" svg:x2="16.812cm" svg:y2="8.741cm">
          <text:p/>
        </draw:line>
        <draw:line draw:style-name="gr1" draw:text-style-name="P1" draw:layer="layout" svg:x1="12.776cm" svg:y1="12.779cm" svg:x2="16.713cm" svg:y2="8.842cm">
          <text:p/>
        </draw:line>
        <draw:line draw:style-name="gr1" draw:text-style-name="P1" draw:layer="layout" svg:x1="4.938cm" svg:y1="13.791cm" svg:x2="14.971cm" svg:y2="17.474cm">
          <text:p/>
        </draw:line>
        <draw:line draw:style-name="gr1" draw:text-style-name="P1" draw:layer="layout" svg:x1="14.97cm" svg:y1="13.573cm" svg:x2="14.97cm" svg:y2="17.51cm">
          <text:p/>
        </draw:line>
        <draw:line draw:style-name="gr1" draw:text-style-name="P1" draw:layer="layout" svg:x1="4.87cm" svg:y1="9.874cm" svg:x2="4.87cm" svg:y2="13.811cm">
          <text:p/>
        </draw:line>
        <draw:line draw:style-name="gr1" draw:text-style-name="P1" draw:layer="layout" svg:x1="18.87cm" svg:y1="9.674cm" svg:x2="18.87cm" svg:y2="13.611cm">
          <text:p/>
        </draw:line>
        <draw:line draw:style-name="gr1" draw:text-style-name="P1" draw:layer="layout" svg:x1="14.971cm" svg:y1="17.474cm" svg:x2="18.908cm" svg:y2="13.537cm">
          <text:p/>
        </draw:line>
        <draw:line draw:style-name="gr1" draw:text-style-name="P1" draw:layer="layout" svg:x1="5.838cm" svg:y1="8.891cm" svg:x2="15.871cm" svg:y2="12.574cm">
          <text:p/>
        </draw:line>
        <draw:line draw:style-name="gr1" draw:text-style-name="P1" draw:layer="layout" svg:x1="6.839cm" svg:y1="7.992cm" svg:x2="16.872cm" svg:y2="11.675cm">
          <text:p/>
        </draw:line>
        <draw:line draw:style-name="gr1" draw:text-style-name="P1" draw:layer="layout" svg:x1="7.84cm" svg:y1="6.993cm" svg:x2="17.873cm" svg:y2="10.676cm">
          <text:p/>
        </draw:line>
        <draw:line draw:style-name="gr1" draw:text-style-name="P1" draw:layer="layout" svg:x1="12.77cm" svg:y1="12.774cm" svg:x2="12.77cm" svg:y2="16.711cm">
          <text:p/>
        </draw:line>
        <draw:line draw:style-name="gr1" draw:text-style-name="P1" draw:layer="layout" svg:x1="10.77cm" svg:y1="12.075cm" svg:x2="10.77cm" svg:y2="16.012cm">
          <text:p/>
        </draw:line>
        <draw:line draw:style-name="gr1" draw:text-style-name="P1" draw:layer="layout" svg:x1="8.87cm" svg:y1="11.376cm" svg:x2="8.87cm" svg:y2="15.313cm">
          <text:p/>
        </draw:line>
        <draw:line draw:style-name="gr1" draw:text-style-name="P1" draw:layer="layout" svg:x1="6.87cm" svg:y1="10.577cm" svg:x2="6.87cm" svg:y2="14.514cm">
          <text:p/>
        </draw:line>
        <draw:line draw:style-name="gr1" draw:text-style-name="P1" draw:layer="layout" svg:x1="15.87cm" svg:y1="12.675cm" svg:x2="15.87cm" svg:y2="16.612cm">
          <text:p/>
        </draw:line>
        <draw:line draw:style-name="gr1" draw:text-style-name="P1" draw:layer="layout" svg:x1="16.77cm" svg:y1="11.676cm" svg:x2="16.77cm" svg:y2="15.613cm">
          <text:p/>
        </draw:line>
        <draw:line draw:style-name="gr1" draw:text-style-name="P1" draw:layer="layout" svg:x1="17.87cm" svg:y1="10.677cm" svg:x2="17.87cm" svg:y2="14.614cm">
          <text:p/>
        </draw:line>
        <draw:line draw:style-name="gr1" draw:text-style-name="P1" draw:layer="layout" svg:x1="4.938cm" svg:y1="12.491cm" svg:x2="14.971cm" svg:y2="16.174cm">
          <text:p/>
        </draw:line>
        <draw:line draw:style-name="gr1" draw:text-style-name="P1" draw:layer="layout" svg:x1="4.939cm" svg:y1="11.192cm" svg:x2="14.972cm" svg:y2="14.875cm">
          <text:p/>
        </draw:line>
        <draw:line draw:style-name="gr1" draw:text-style-name="P1" draw:layer="layout" svg:x1="14.971cm" svg:y1="14.874cm" svg:x2="18.908cm" svg:y2="10.937cm">
          <text:p/>
        </draw:line>
        <draw:line draw:style-name="gr1" draw:text-style-name="P1" draw:layer="layout" svg:x1="14.972cm" svg:y1="16.175cm" svg:x2="18.909cm" svg:y2="12.238cm">
          <text:p/>
        </draw:line>
        <draw:line draw:style-name="gr2" draw:text-style-name="P1" draw:layer="layout" svg:x1="14.716cm" svg:y1="3.794cm" svg:x2="12.176cm" svg:y2="6.588cm">
          <text:p/>
        </draw:line>
        <draw:line draw:style-name="gr2" draw:text-style-name="P1" draw:layer="layout" svg:x1="18.817cm" svg:y1="5.194cm" svg:x2="16.277cm" svg:y2="7.988cm">
          <text:p/>
        </draw:line>
        <draw:line draw:style-name="gr3" draw:text-style-name="P1" draw:layer="layout" svg:x1="16.618cm" svg:y1="4.494cm" svg:x2="14.078cm" svg:y2="7.288cm">
          <text:p/>
        </draw:line>
        <draw:line draw:style-name="gr3" draw:text-style-name="P1" draw:layer="layout" svg:x1="12.819cm" svg:y1="3.094cm" svg:x2="10.279cm" svg:y2="5.888cm">
          <text:p/>
        </draw:line>
        <draw:line draw:style-name="gr4" draw:text-style-name="P1" draw:layer="layout" svg:x1="20.718cm" svg:y1="5.894cm" svg:x2="18.178cm" svg:y2="8.688cm">
          <text:p/>
        </draw:line>
        <draw:frame draw:style-name="gr5" draw:text-style-name="P2" draw:layer="layout" svg:width="2.54cm" svg:height="1.143cm" svg:x="9.89cm" svg:y="1.508cm">
          <draw:text-box>
            <text:p>EDEF</text:p>
          </draw:text-box>
        </draw:frame>
        <draw:frame draw:style-name="gr6" draw:text-style-name="P2" draw:layer="layout" svg:width="0.635cm" svg:height="0.962cm" svg:x="12.811cm" svg:y="2.143cm">
          <draw:text-box>
            <text:p>1</text:p>
          </draw:text-box>
        </draw:frame>
        <draw:frame draw:style-name="gr6" draw:text-style-name="P4" draw:layer="layout" svg:width="0.635cm" svg:height="0.962cm" svg:x="14.612cm" svg:y="2.743cm">
          <draw:text-box>
            <text:p text:style-name="P3"><text:span text:style-name="T1">2</text:span></text:p>
          </draw:text-box>
        </draw:frame>
        <draw:frame draw:style-name="gr6" draw:text-style-name="P2" draw:layer="layout" svg:width="0.635cm" svg:height="0.962cm" svg:x="16.613cm" svg:y="3.343cm">
          <draw:text-box>
            <text:p>3</text:p>
          </draw:text-box>
        </draw:frame>
        <draw:frame draw:style-name="gr6" draw:text-style-name="P4" draw:layer="layout" svg:width="0.635cm" svg:height="0.962cm" svg:x="18.714cm" svg:y="4.243cm">
          <draw:text-box>
            <text:p text:style-name="P3"><text:span text:style-name="T1">4</text:span></text:p>
          </draw:text-box>
        </draw:frame>
        <draw:frame draw:style-name="gr6" draw:text-style-name="P2" draw:layer="layout" svg:width="0.635cm" svg:height="0.962cm" svg:x="20.615cm" svg:y="5.043cm">
          <draw:text-box>
            <text:p>5</text:p>
          </draw:text-box>
        </draw:frame>
        <draw:line draw:style-name="gr7" draw:text-style-name="P1" draw:layer="layout" svg:x1="3.486cm" svg:y1="5.626cm" svg:x2="6.915cm" svg:y2="7.023cm">
          <text:p/>
        </draw:line>
        <draw:frame draw:style-name="gr8" draw:text-style-name="P2" draw:layer="layout" svg:width="4.606cm" svg:height="2.384cm" svg:x="1.99cm" svg:y="3.55cm">
          <draw:text-box>
            <text:p>Channel<text:line-break/>Data</text:p>
          </draw:text-box>
        </draw:frame>
        <draw:custom-shape draw:style-name="gr9" draw:text-style-name="P5" draw:layer="layout" svg:width="3.048cm" svg:height="1.524cm" draw:transform="rotate (-0.357094364958039) translate (9.166cm 7.2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4.486cm" svg:y1="4.726cm" svg:x2="7.915cm" svg:y2="6.123cm">
          <text:p/>
        </draw:line>
        <draw:line draw:style-name="gr11" draw:text-style-name="P1" draw:layer="layout" svg:x1="2.486cm" svg:y1="6.626cm" svg:x2="5.915cm" svg:y2="8.023cm">
          <text:p/>
        </draw:line>
        <draw:line draw:style-name="gr7" draw:text-style-name="P1" draw:layer="layout" svg:x1="1.586cm" svg:y1="7.626cm" svg:x2="5.015cm" svg:y2="9.023cm">
          <text:p/>
        </draw:line>
        <draw:custom-shape draw:style-name="gr12" draw:text-style-name="P6" draw:layer="layout" svg:width="3.048cm" svg:height="1.43cm" draw:transform="rotate (-0.357094364958039) translate (10.234cm 6.25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3.048cm" svg:height="1.524cm" draw:transform="rotate (-0.357094364958039) translate (8.167cm 8.27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8" draw:layer="layout" svg:width="3.048cm" svg:height="1.349cm" draw:transform="rotate (-0.357094364958039) translate (7.207cm 9.236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3.048cm" svg:height="1.524cm" draw:transform="rotate (-0.357094364958039) translate (13.067cm 8.7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3.048cm" svg:height="1.43cm" draw:transform="rotate (-0.357094364958039) translate (14.135cm 7.75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3.048cm" svg:height="1.524cm" draw:transform="rotate (-0.357094364958039) translate (12.068cm 9.77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8" draw:layer="layout" svg:width="3.048cm" svg:height="1.349cm" draw:transform="rotate (-0.357094364958039) translate (11.108cm 10.736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1.784cm" svg:height="2.023cm" draw:transform="skewX (0.162141087510273) rotate (-1.54810704651897) translate (12.686cm 12.31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1.784cm" svg:height="2.023cm" draw:transform="skewX (0.162141087510273) rotate (-1.54810704651897) translate (8.786cm 10.816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ll </meta:initial-creator>
    <meta:creation-date>2018-10-08T12:59:23.332049839</meta:creation-date>
    <dc:date>2018-10-08T13:28:51.189710510</dc:date>
    <dc:creator>Till </dc:creator>
    <meta:editing-duration>PT1M45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